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6ea" officeooo:paragraph-rsid="000d06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G carosule with text under</text:p>
      <text:p text:style-name="P1">https://ok2bme.ca/resources/kids-teens/what-does-lgbtq-mean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2:23:49.192443071</meta:creation-date>
    <dc:date>2022-04-07T12:24:27.352826303</dc:date>
    <meta:editing-duration>PT38S</meta:editing-duration>
    <meta:editing-cycles>1</meta:editing-cycles>
    <meta:document-statistic meta:table-count="0" meta:image-count="0" meta:object-count="0" meta:page-count="1" meta:paragraph-count="2" meta:word-count="6" meta:character-count="88" meta:non-whitespace-character-count="84"/>
    <meta:generator>LibreOffice/6.4.7.2$Linux_X86_64 LibreOffice_project/40$Build-2</meta:generator>
  </office:meta>
</office:document-meta>
</file>